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0141" officeooo:paragraph-rsid="00070141"/>
    </style:style>
    <style:style style:name="P2" style:family="paragraph" style:parent-style-name="Standard">
      <style:text-properties officeooo:rsid="00070141" officeooo:paragraph-rsid="0009c898"/>
    </style:style>
    <style:style style:name="P3" style:family="paragraph" style:parent-style-name="Standard">
      <style:text-properties officeooo:rsid="00077cbd" officeooo:paragraph-rsid="00077cbd"/>
    </style:style>
    <style:style style:name="P4" style:family="paragraph" style:parent-style-name="Standard">
      <style:text-properties officeooo:rsid="00077cbd" officeooo:paragraph-rsid="0009c898"/>
    </style:style>
    <style:style style:name="P5" style:family="paragraph" style:parent-style-name="Standard">
      <style:text-properties fo:font-weight="bold" officeooo:rsid="00070141" officeooo:paragraph-rsid="00070141" style:font-weight-asian="bold" style:font-weight-complex="bold"/>
    </style:style>
    <style:style style:name="P6" style:family="paragraph" style:parent-style-name="Standard">
      <style:text-properties fo:font-weight="bold" officeooo:rsid="000e60bf" officeooo:paragraph-rsid="000e60bf" style:font-weight-asian="bold" style:font-weight-complex="bold"/>
    </style:style>
    <style:style style:name="P7" style:family="paragraph" style:parent-style-name="Standard">
      <style:text-properties fo:font-weight="bold" officeooo:rsid="00101144" officeooo:paragraph-rsid="00101144" style:font-weight-asian="bold" style:font-weight-complex="bold"/>
    </style:style>
    <style:style style:name="P8" style:family="paragraph" style:parent-style-name="Standard">
      <style:text-properties fo:font-weight="bold" officeooo:rsid="0011d6f9" officeooo:paragraph-rsid="0011d6f9" style:font-weight-asian="bold" style:font-weight-complex="bold"/>
    </style:style>
    <style:style style:name="P9" style:family="paragraph" style:parent-style-name="Standard">
      <style:text-properties fo:color="#c9211e" loext:opacity="100%" fo:font-weight="bold" officeooo:rsid="001593b3" officeooo:paragraph-rsid="001593b3" style:font-weight-asian="bold" style:font-weight-complex="bold"/>
    </style:style>
    <style:style style:name="P10" style:family="paragraph" style:parent-style-name="Standard">
      <style:text-properties fo:color="#c9211e" loext:opacity="100%" fo:font-style="normal" fo:font-weight="normal" officeooo:rsid="003c2784" officeooo:paragraph-rsid="003d0f0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use-window-font-color="true" loext:opacity="0%" fo:font-style="normal" officeooo:rsid="00077cbd" officeooo:paragraph-rsid="00077cbd" style:font-style-asian="normal" style:font-style-complex="normal"/>
    </style:style>
    <style:style style:name="P12" style:family="paragraph" style:parent-style-name="Standard">
      <style:text-properties style:use-window-font-color="true" loext:opacity="0%" fo:font-style="normal" officeooo:rsid="0009c898" officeooo:paragraph-rsid="0009c898" style:font-style-asian="normal" style:font-style-complex="normal"/>
    </style:style>
    <style:style style:name="P13" style:family="paragraph" style:parent-style-name="Standard">
      <style:text-properties style:use-window-font-color="true" loext:opacity="0%" fo:font-style="normal" officeooo:rsid="000bfd55" officeooo:paragraph-rsid="000bfd55" style:font-style-asian="normal" style:font-style-complex="normal"/>
    </style:style>
    <style:style style:name="P14" style:family="paragraph" style:parent-style-name="Standard">
      <style:text-properties style:use-window-font-color="true" loext:opacity="0%" fo:font-style="normal" officeooo:rsid="001754ac" officeooo:paragraph-rsid="001754ac" style:font-style-asian="normal" style:font-style-complex="normal"/>
    </style:style>
    <style:style style:name="P15" style:family="paragraph" style:parent-style-name="Standard">
      <style:text-properties style:use-window-font-color="true" loext:opacity="0%" fo:font-style="normal" officeooo:rsid="001754ac" officeooo:paragraph-rsid="0020ac2a" style:font-style-asian="normal" style:font-style-complex="normal"/>
    </style:style>
    <style:style style:name="P16" style:family="paragraph" style:parent-style-name="Standard">
      <style:text-properties style:use-window-font-color="true" loext:opacity="0%" fo:font-style="normal" officeooo:rsid="001754ac" officeooo:paragraph-rsid="00211ba4" style:font-style-asian="normal" style:font-style-complex="normal"/>
    </style:style>
    <style:style style:name="P17" style:family="paragraph" style:parent-style-name="Standard">
      <style:text-properties style:use-window-font-color="true" loext:opacity="0%" fo:font-style="normal" officeooo:rsid="001754ac" officeooo:paragraph-rsid="002d38f6" style:font-style-asian="normal" style:font-style-complex="normal"/>
    </style:style>
    <style:style style:name="P18" style:family="paragraph" style:parent-style-name="Standard">
      <style:text-properties style:use-window-font-color="true" loext:opacity="0%" fo:font-style="normal" officeooo:rsid="001754ac" officeooo:paragraph-rsid="003c2784" style:font-style-asian="normal" style:font-style-complex="normal"/>
    </style:style>
    <style:style style:name="P19" style:family="paragraph" style:parent-style-name="Standard">
      <style:text-properties style:use-window-font-color="true" loext:opacity="0%" fo:font-style="normal" officeooo:rsid="0024fc19" officeooo:paragraph-rsid="0024fc19" style:font-style-asian="normal" style:font-style-complex="normal"/>
    </style:style>
    <style:style style:name="P20" style:family="paragraph" style:parent-style-name="Standard">
      <style:text-properties style:use-window-font-color="true" loext:opacity="0%" fo:font-style="normal" officeooo:rsid="0024fc19" officeooo:paragraph-rsid="00281039" style:font-style-asian="normal" style:font-style-complex="normal"/>
    </style:style>
    <style:style style:name="P21" style:family="paragraph" style:parent-style-name="Standard">
      <style:text-properties style:use-window-font-color="true" loext:opacity="0%" fo:font-style="normal" officeooo:rsid="0024fc19" officeooo:paragraph-rsid="00335b5b" style:font-style-asian="normal" style:font-style-complex="normal"/>
    </style:style>
    <style:style style:name="P22" style:family="paragraph" style:parent-style-name="Standard">
      <style:text-properties style:use-window-font-color="true" loext:opacity="0%" fo:font-style="normal" officeooo:rsid="0024fc19" officeooo:paragraph-rsid="00342e84" style:font-style-asian="normal" style:font-style-complex="normal"/>
    </style:style>
    <style:style style:name="P23" style:family="paragraph" style:parent-style-name="Standard">
      <style:text-properties style:use-window-font-color="true" loext:opacity="0%" fo:font-style="normal" officeooo:rsid="002241b2" officeooo:paragraph-rsid="002241b2" style:font-style-asian="normal" style:font-style-complex="normal"/>
    </style:style>
    <style:style style:name="P24" style:family="paragraph" style:parent-style-name="Standard">
      <style:text-properties style:use-window-font-color="true" loext:opacity="0%" fo:font-style="normal" officeooo:rsid="002fa5a5" officeooo:paragraph-rsid="002fa5a5" style:font-style-asian="normal" style:font-style-complex="normal"/>
    </style:style>
    <style:style style:name="P25" style:family="paragraph" style:parent-style-name="Standard">
      <style:text-properties style:use-window-font-color="true" loext:opacity="0%" fo:font-style="normal" officeooo:rsid="003b97ef" officeooo:paragraph-rsid="003b97ef" style:font-style-asian="normal" style:font-style-complex="normal"/>
    </style:style>
    <style:style style:name="P26" style:family="paragraph" style:parent-style-name="Standard">
      <style:text-properties style:use-window-font-color="true" loext:opacity="0%" fo:font-style="normal" fo:font-weight="bold" officeooo:rsid="000bfd55" officeooo:paragraph-rsid="000bfd55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use-window-font-color="true" loext:opacity="0%" fo:font-style="normal" fo:font-weight="bold" officeooo:rsid="001754ac" officeooo:paragraph-rsid="001754ac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use-window-font-color="true" loext:opacity="0%" fo:font-style="normal" fo:font-weight="bold" officeooo:rsid="001acec3" officeooo:paragraph-rsid="001acec3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use-window-font-color="true" loext:opacity="0%" fo:font-style="normal" fo:font-weight="bold" officeooo:rsid="0018a1c2" officeooo:paragraph-rsid="001e9d3b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use-window-font-color="true" loext:opacity="0%" fo:font-style="normal" fo:font-weight="bold" officeooo:rsid="001fcfb3" officeooo:paragraph-rsid="001fcfb3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use-window-font-color="true" loext:opacity="0%" fo:font-style="normal" fo:font-weight="bold" officeooo:rsid="0024fc19" officeooo:paragraph-rsid="0024fc19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use-window-font-color="true" loext:opacity="0%" fo:font-style="normal" fo:font-weight="bold" officeooo:rsid="003029af" officeooo:paragraph-rsid="003029af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use-window-font-color="true" loext:opacity="0%" fo:font-style="normal" fo:font-weight="bold" officeooo:rsid="003b97ef" officeooo:paragraph-rsid="003b97ef" style:font-style-asian="normal" style:font-weight-asian="bold" style:font-style-complex="normal" style:font-weight-complex="bold"/>
    </style:style>
    <style:style style:name="P34" style:family="paragraph" style:parent-style-name="Standard">
      <style:text-properties style:use-window-font-color="true" loext:opacity="0%" fo:font-style="normal" fo:font-weight="normal" officeooo:rsid="001754ac" officeooo:paragraph-rsid="001754a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use-window-font-color="true" loext:opacity="0%" fo:font-style="normal" fo:font-weight="normal" officeooo:rsid="0018a1c2" officeooo:paragraph-rsid="0018a1c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use-window-font-color="true" loext:opacity="0%" fo:font-style="normal" fo:font-weight="normal" officeooo:rsid="001acec3" officeooo:paragraph-rsid="001acec3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use-window-font-color="true" loext:opacity="0%" fo:font-style="normal" fo:font-weight="normal" officeooo:rsid="003c2784" officeooo:paragraph-rsid="003c278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use-window-font-color="true" loext:opacity="0%" fo:font-style="normal" fo:font-weight="normal" officeooo:rsid="003c2784" officeooo:paragraph-rsid="003d0f0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use-window-font-color="true" loext:opacity="0%" fo:font-style="normal" fo:font-weight="normal" officeooo:rsid="003e406d" officeooo:paragraph-rsid="003e406d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use-window-font-color="true" loext:opacity="0%" fo:font-style="normal" fo:font-weight="normal" officeooo:rsid="003eb0dc" officeooo:paragraph-rsid="003eb0dc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use-window-font-color="true" loext:opacity="0%" fo:font-style="italic" officeooo:rsid="0009c898" officeooo:paragraph-rsid="0009c898" style:font-style-asian="italic" style:font-style-complex="italic"/>
    </style:style>
    <style:style style:name="P42" style:family="paragraph" style:parent-style-name="Standard">
      <style:text-properties style:use-window-font-color="true" loext:opacity="0%" fo:font-style="italic" officeooo:rsid="001754ac" officeooo:paragraph-rsid="001754ac" style:font-style-asian="italic" style:font-style-complex="italic"/>
    </style:style>
    <style:style style:name="P43" style:family="paragraph" style:parent-style-name="Standard">
      <style:text-properties style:use-window-font-color="true" loext:opacity="0%" fo:font-style="italic" officeooo:rsid="001754ac" officeooo:paragraph-rsid="0020ac2a" style:font-style-asian="italic" style:font-style-complex="italic"/>
    </style:style>
    <style:style style:name="P44" style:family="paragraph" style:parent-style-name="Standard">
      <style:text-properties style:use-window-font-color="true" loext:opacity="0%" fo:font-style="italic" officeooo:rsid="0024fc19" officeooo:paragraph-rsid="0024fc19" style:font-style-asian="italic" style:font-style-complex="italic"/>
    </style:style>
    <style:style style:name="P45" style:family="paragraph" style:parent-style-name="Standard">
      <style:text-properties style:use-window-font-color="true" loext:opacity="0%" fo:font-style="italic" fo:font-weight="normal" officeooo:rsid="0018a1c2" officeooo:paragraph-rsid="001e9d3b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style:use-window-font-color="true" loext:opacity="0%" fo:font-style="italic" fo:font-weight="normal" officeooo:rsid="0018a1c2" officeooo:paragraph-rsid="0038b75e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style:use-window-font-color="true" loext:opacity="0%" fo:font-style="italic" fo:font-weight="normal" officeooo:rsid="001acec3" officeooo:paragraph-rsid="001acec3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style:use-window-font-color="true" loext:opacity="0%" fo:font-style="italic" fo:font-weight="normal" officeooo:rsid="001cb7fc" officeooo:paragraph-rsid="001cb7fc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weight="normal" officeooo:rsid="000e60bf" officeooo:paragraph-rsid="000e60bf" style:font-weight-asian="normal" style:font-weight-complex="normal"/>
    </style:style>
    <style:style style:name="P50" style:family="paragraph" style:parent-style-name="Standard">
      <style:text-properties fo:font-weight="normal" officeooo:rsid="00070141" officeooo:paragraph-rsid="0011d6f9" style:font-weight-asian="normal" style:font-weight-complex="normal"/>
    </style:style>
    <style:style style:name="P51" style:family="paragraph" style:parent-style-name="Standard">
      <style:text-properties fo:font-style="italic" officeooo:rsid="00077cbd" officeooo:paragraph-rsid="0009c898" style:font-style-asian="italic" style:font-style-complex="italic"/>
    </style:style>
    <style:style style:name="P52" style:family="paragraph" style:parent-style-name="Standard">
      <style:text-properties style:use-window-font-color="true" loext:opacity="0%" fo:font-style="normal" fo:font-weight="bold" officeooo:rsid="000bfd55" officeooo:paragraph-rsid="000bfd55" style:font-style-asian="normal" style:font-weight-asian="bold" style:font-style-complex="normal" style:font-weight-complex="bold"/>
    </style:style>
    <style:style style:name="P53" style:family="paragraph" style:parent-style-name="Standard">
      <style:text-properties style:use-window-font-color="true" loext:opacity="0%" fo:font-style="normal" fo:font-weight="bold" officeooo:rsid="004417f8" officeooo:paragraph-rsid="004417f8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use-window-font-color="true" loext:opacity="0%" fo:font-style="normal" fo:font-weight="normal" officeooo:rsid="004417f8" officeooo:paragraph-rsid="004417f8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fc19" style:font-weight-asian="bold" style:font-weight-complex="bold"/>
    </style:style>
    <style:style style:name="T3" style:family="text">
      <style:text-properties fo:font-weight="bold" officeooo:rsid="003b97ef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54ac" style:font-style-asian="normal" style:font-style-complex="normal"/>
    </style:style>
    <style:style style:name="T6" style:family="text">
      <style:text-properties fo:font-style="normal" officeooo:rsid="001acec3" style:font-style-asian="normal" style:font-style-complex="normal"/>
    </style:style>
    <style:style style:name="T7" style:family="text">
      <style:text-properties fo:font-style="normal" officeooo:rsid="00224e53" style:font-style-asian="normal" style:font-style-complex="normal"/>
    </style:style>
    <style:style style:name="T8" style:family="text">
      <style:text-properties fo:font-style="normal" officeooo:rsid="0024fc19" style:font-style-asian="normal" style:font-style-complex="normal"/>
    </style:style>
    <style:style style:name="T9" style:family="text">
      <style:text-properties fo:font-style="normal" officeooo:rsid="0038b75e" style:font-style-asian="normal" style:font-style-complex="normal"/>
    </style:style>
    <style:style style:name="T10" style:family="text">
      <style:text-properties fo:font-style="normal" officeooo:rsid="00415eef" style:font-style-asian="normal" style:font-style-complex="normal"/>
    </style:style>
    <style:style style:name="T11" style:family="text">
      <style:text-properties fo:font-style="normal" fo:font-weight="normal" officeooo:rsid="0009c89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754ac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acec3" style:font-style-asian="normal" style:font-weight-asian="bold" style:font-style-complex="normal" style:font-weight-complex="bold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officeooo:rsid="000b9d94"/>
    </style:style>
    <style:style style:name="T17" style:family="text">
      <style:text-properties fo:color="#c9211e" loext:opacity="100%" officeooo:rsid="003d0f0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9c898" style:font-style-asian="italic" style:font-style-complex="italic"/>
    </style:style>
    <style:style style:name="T20" style:family="text">
      <style:text-properties fo:font-style="italic" officeooo:rsid="000d1029" style:font-style-asian="italic" style:font-style-complex="italic"/>
    </style:style>
    <style:style style:name="T21" style:family="text">
      <style:text-properties fo:font-style="italic" fo:font-weight="bold" officeooo:rsid="00085f52" style:font-style-asian="italic" style:font-weight-asian="bold" style:font-style-complex="italic" style:font-weight-complex="bold"/>
    </style:style>
    <style:style style:name="T22" style:family="text">
      <style:text-properties officeooo:rsid="0009c898"/>
    </style:style>
    <style:style style:name="T23" style:family="text">
      <style:text-properties officeooo:rsid="000d1029"/>
    </style:style>
    <style:style style:name="T24" style:family="text">
      <style:text-properties officeooo:rsid="000ded90"/>
    </style:style>
    <style:style style:name="T25" style:family="text">
      <style:text-properties officeooo:rsid="0011d6f9"/>
    </style:style>
    <style:style style:name="T26" style:family="text">
      <style:text-properties officeooo:rsid="00128a48"/>
    </style:style>
    <style:style style:name="T27" style:family="text">
      <style:text-properties officeooo:rsid="002b8906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bfd55" style:font-weight-asian="normal" style:font-weight-complex="normal"/>
    </style:style>
    <style:style style:name="T30" style:family="text">
      <style:text-properties fo:font-weight="normal" officeooo:rsid="0036c650" style:font-weight-asian="normal" style:font-weight-complex="normal"/>
    </style:style>
    <style:style style:name="T31" style:family="text">
      <style:text-properties officeooo:rsid="0024fc19"/>
    </style:style>
    <style:style style:name="T32" style:family="text">
      <style:text-properties officeooo:rsid="003029af"/>
    </style:style>
    <style:style style:name="T33" style:family="text">
      <style:text-properties officeooo:rsid="00342e84"/>
    </style:style>
    <style:style style:name="T34" style:family="text">
      <style:text-properties officeooo:rsid="00346b62"/>
    </style:style>
    <style:style style:name="T35" style:family="text">
      <style:text-properties officeooo:rsid="0036c650"/>
    </style:style>
    <style:style style:name="T36" style:family="text">
      <style:text-properties officeooo:rsid="00390760"/>
    </style:style>
    <style:style style:name="T37" style:family="text">
      <style:text-properties officeooo:rsid="003b97ef"/>
    </style:style>
    <style:style style:name="T38" style:family="text">
      <style:text-properties officeooo:rsid="003d0f00"/>
    </style:style>
    <style:style style:name="T39" style:family="text">
      <style:text-properties officeooo:rsid="0041b424"/>
    </style:style>
    <style:style style:name="T40" style:family="text">
      <style:text-properties officeooo:rsid="004417f8"/>
    </style:style>
    <style:style style:name="T41" style:family="text">
      <style:text-properties fo:color="#a9b7c6" loext:opacity="100%" style:font-name="JetBrains Mono" fo:font-size="10pt" fo:font-weight="normal" style:font-size-asian="10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perties file</text:p>
      <text:p text:style-name="P1">Default name <text:span text:style-name="T1">liquibase.properties</text:span>, <text:span text:style-name="T15">default location</text:span> <text:span text:style-name="T15">– </text:span><text:span text:style-name="T16">from where you run liquibase??</text:span></text:p>
      <text:p text:style-name="P3">May spec. path using CLI parameter --defaultsFile=&lt;value&gt;</text:p>
      <text:p text:style-name="P4">Contains sensitive or rarely changing props.</text:p>
      <text:p text:style-name="P4">Format: <text:span text:style-name="T18">param: value - <text:s/></text:span><text:span text:style-name="T21">quotes not allowed, CLI attributes may contain quotes.</text:span></text:p>
      <text:p text:style-name="P4"><text:span text:style-name="T1">Useful props</text:span>:</text:p>
      <text:p text:style-name="P51">changelogFile, <text:span text:style-name="T36">s</text:span>earchPath, driver, username, password, classpath,</text:p>
      <text:p text:style-name="P4"><text:span text:style-name="T18">url - </text:span><text:span text:style-name="T4">jdbc:h2:…</text:span></text:p>
      <text:p text:style-name="P4"><text:span text:style-name="T19">strict - </text:span><text:span text:style-name="T11">true to fail if unknown prop. found</text:span></text:p>
      <text:p text:style-name="P11"><text:span text:style-name="T18">referenceUsername, referenceDriver</text:span>, … - <text:span text:style-name="T22">for source DB, in case DB copy or comparison</text:span></text:p>
      <text:p text:style-name="P12"><text:span text:style-name="T18">parameter.&lt;name&gt;</text:span> - to pass parameter &lt;name&gt; to changelog</text:p>
      <text:p text:style-name="P12">log-file – path to log-file</text:p>
      <text:p text:style-name="P41">log-level - <text:span text:style-name="T4">logging level(debug, info, warning, severe, off)</text:span></text:p>
      <text:p text:style-name="P12"/>
      <text:p text:style-name="P26">Env. variables</text:p>
      <text:p text:style-name="P13">Secure and other info may be placed here.</text:p>
      <text:p text:style-name="P13">Syntax: same names but in uppercase and LIQUIBASE_ prefix; use “_” separator instead camel case or “.”</text:p>
      <text:p text:style-name="P13"/>
      <text:p text:style-name="P32">Changelog SQL format</text:p>
      <text:p text:style-name="P32"/>
      <text:p text:style-name="P13"/>
      <text:p text:style-name="P27">Changelog <text:span text:style-name="T32">XML </text:span>format</text:p>
      <text:p text:style-name="P17">&lt;databaseChangeLog</text:p>
      <text:p text:style-name="P17">xmlns="http://www.liquibase.org/xml/ns/dbchangelog"</text:p>
      <text:p text:style-name="P17">xmlns:xsi="http://www.w3.org/2001/XMLSchema-instance"</text:p>
      <text:p text:style-name="P17">xmlns:ext="http://www.liquibase.org/xml/ns/dbchangelog-ext"</text:p>
      <text:p text:style-name="P17">xmlns:pro="http://www.liquibase.org/xml/ns/pro"</text:p>
      <text:p text:style-name="P17">xsi:schemaLocation="http://www.liquibase.org/xml/ns/dbchangelog</text:p>
      <text:p text:style-name="P17"><text:tab/><text:tab/>http://www.liquibase.org/xml/ns/dbchangelog/dbchangelog-latest.xsd</text:p>
      <text:p text:style-name="P17"><text:tab/><text:tab/>http://www.liquibase.org/xml/ns/dbchangelog-ext http://www.liquibase.org/xml/ns/dbchangelog/dbchangelog-ext.xsd</text:p>
      <text:p text:style-name="P17"><text:tab/><text:tab/>http://www.liquibase.org/xml/ns/pro <text:a xlink:type="simple" xlink:href="http://www.liquibase.org/xml/ns/pro/liquibase-pro-latest.xsd" text:style-name="Internet_20_link" text:visited-style-name="Visited_20_Internet_20_Link">http://www.liquibase.org/xml/ns/pro/liquibase-pro-latest.xsd</text:a>”&gt;</text:p>
      <text:p text:style-name="P17"/>
      <text:p text:style-name="P42"><text:span text:style-name="T4"><text:tab/>&lt;</text:span><text:span text:style-name="T7">include file=”path to other changlog” relativeToChangelogFile</text:span><text:span text:style-name="T10">=”true/false”</text:span><text:span text:style-name="T7">/&gt;</text:span></text:p>
      <text:p text:style-name="P14"/>
      <text:p text:style-name="P15"><text:tab/>&lt;preConditions&gt; … &lt;/preConditions&gt;</text:p>
      <text:p text:style-name="P15"/>
      <text:p text:style-name="P16"><text:tab/>&lt;property <text:s/>name="" <text:s/>value=""/&gt;</text:p>
      <text:p text:style-name="P16"><text:tab/>…</text:p>
      <text:p text:style-name="P16"/>
      <text:p text:style-name="P43"><text:span text:style-name="T4"><text:tab/>&lt;changeSet </text:span><text:span text:style-name="T8">id=”” author=””</text:span><text:span text:style-name="T4">&gt;…&lt;/changeSet&gt;</text:span></text:p>
      <text:p text:style-name="P15"><text:tab/>…</text:p>
      <text:p text:style-name="P15">&lt;/databaseChangeLog&gt;</text:p>
      <text:p text:style-name="P19"/>
      <text:p text:style-name="P19">Available preconditions</text:p>
      <text:p text:style-name="P43"><text:a xlink:type="simple" xlink:href="https://docs.liquibase.com/concepts/changelogs/preconditions.html#available-preconditions" text:style-name="Internet_20_link" text:visited-style-name="Visited_20_Internet_20_Link"><text:span text:style-name="T4">https://docs.liquibase.com/concepts/changelogs/preconditions.html#available-preconditions</text:span></text:a></text:p>
      <text:p text:style-name="P15"/>
      <text:p text:style-name="P23"><text:soft-page-break/>Properties may be referenced as ${prop-name}</text:p>
      <text:p text:style-name="P23"/>
      <text:p text:style-name="P31">changeSet</text:p>
      <text:p text:style-name="P24"><text:span text:style-name="T28">Allows several actions. </text:span><text:span text:style-name="T31">Attributes </text:span><text:span text:style-name="T2">id</text:span><text:span text:style-name="T31">(alphanumeric) and </text:span><text:span text:style-name="T2">author</text:span><text:span text:style-name="T31"> are required.</text:span></text:p>
      <text:p text:style-name="P19"/>
      <text:p text:style-name="P44"><text:span text:style-name="T4">&lt;</text:span><text:span text:style-name="T12">createTable</text:span><text:span text:style-name="T4"> tableName="department"&gt;</text:span></text:p>
      <text:p text:style-name="P19"><text:tab/>&lt;column name="id" type="int" defaultValue&gt;</text:p>
      <text:p text:style-name="P20"><text:tab/><text:tab/>&lt;constraints primaryKey="true" nullable="false"/&gt;</text:p>
      <text:p text:style-name="P19"><text:tab/>&lt;/column&gt;</text:p>
      <text:p text:style-name="P19">&lt;/createTable&gt;</text:p>
      <text:p text:style-name="P19"/>
      <text:p text:style-name="P21">&lt;<text:span text:style-name="T1">createSequence</text:span> sequenceName="application_id_sequence"</text:p>
      <text:p text:style-name="P22"><text:tab/>startValue="0" incrementBy="2" cycle<text:span text:style-name="T33">=”true”</text:span></text:p>
      <text:p text:style-name="P22"><text:tab/>minValue<text:span text:style-name="T33">=”10” maxValue=”1000” </text:span><text:span text:style-name="T34">dataType=”INT” </text:span>ordered="true"/&gt;</text:p>
      <text:p text:style-name="P22"/>
      <text:p text:style-name="P22">&lt;<text:span text:style-name="T3">loadData</text:span><text:span text:style-name="T37"> tableName="users" file="users.csv" usePreparedStatements="true" <text:tab/>relativeToChangelogFile</text:span><text:span text:style-name="T39">=”true/false”</text:span><text:span text:style-name="T37">/&gt;</text:span></text:p>
      <text:p text:style-name="P25">usePreparedStatements – is mandatory if some column is BLOB.</text:p>
      <text:p text:style-name="P33">Other useful attributes</text:p>
      <text:p text:style-name="P25">separator – to change default separator(‘,’) on other</text:p>
      <text:p text:style-name="P25">commentLineStartsWith – to change default line-comment symbol(‘#’) on other.</text:p>
      <text:p text:style-name="P33">.csv format</text:p>
      <text:p text:style-name="P37">col-1-name,col-2-name</text:p>
      <text:p text:style-name="P40">#this is comment</text:p>
      <text:p text:style-name="P37">val-1,val-2</text:p>
      <text:p text:style-name="P40"><text:span text:style-name="T1">NULL</text:span> is treated as SQL NULL</text:p>
      <text:p text:style-name="P38"><text:span text:style-name="T1">Temporal data</text:span> should be in ISO format<text:span text:style-name="T38">(</text:span><text:span text:style-name="T17">red is not checked on practice</text:span><text:span text:style-name="T38">)</text:span>:</text:p>
      <text:p text:style-name="P10">- 2023-01-11</text:p>
      <text:p text:style-name="P38">- 2023-01-11T10:33:02 <text:span text:style-name="T38">or <text:s/></text:span>2023-01-11T10:33:02.<text:span text:style-name="T38">012345</text:span></text:p>
      <text:p text:style-name="P38">- <text:span text:style-name="T15">2023-01-11T10:33:02+00:00 </text:span><text:span text:style-name="T17">or </text:span><text:span text:style-name="T15">2023-01-11T10:33:02Z</text:span></text:p>
      <text:p text:style-name="P39"><text:span text:style-name="T1">BLOB</text:span> column contains path to file</text:p>
      <text:p text:style-name="P18"/>
      <text:p text:style-name="P18"/>
      <text:p text:style-name="P18"/>
      <text:p text:style-name="P27">Run from CLI</text:p>
      <text:p text:style-name="P34">https://docs.liquibase.com/commands/home.html</text:p>
      <text:p text:style-name="P35">General format: liquibase &lt;global arguments: <text:span text:style-name="T27">name=value</text:span>&gt; &lt;command&gt; &lt;command arguments&gt;</text:p>
      <text:p text:style-name="P46"><text:span text:style-name="T4">Useful global arguments: </text:span><text:span text:style-name="T5">--changelog-file, --url, --username, --password,</text:span></text:p>
      <text:p text:style-name="P46"><text:span text:style-name="T5"><text:tab/>--search-path</text:span><text:span text:style-name="T9"> – comma separated list of dirs., with resources(change-logs, BLOB-files, etc)</text:span></text:p>
      <text:p text:style-name="P35"/>
      <text:p text:style-name="P28">Create changelog for existing DB</text:p>
      <text:p text:style-name="P47"><text:span text:style-name="T4">liquibase --changelog-file=dbchangelog.xml </text:span><text:span text:style-name="T12">generate-changelog</text:span></text:p>
      <text:p text:style-name="P36">If SQL changelog is needed: --changelog-file=log.&lt;DB name, find in docs&gt;.sql</text:p>
      <text:p text:style-name="P48"><text:span text:style-name="T4">To dump data(in csv) use: </text:span><text:span text:style-name="T14">generate-changelog</text:span><text:span text:style-name="T6"> –data-output-directory=&lt;</text:span><text:span text:style-name="T4">path</text:span><text:span text:style-name="T6">&gt;</text:span></text:p>
      <text:p text:style-name="P35"/>
      <text:p text:style-name="P29">Deploy changes to DB</text:p>
      <text:p text:style-name="P45"><text:span text:style-name="T5">liquibase --changelog-file=dbchangelog.xml </text:span><text:span text:style-name="T13">update</text:span></text:p>
      <text:p text:style-name="P13"/>
      <text:p text:style-name="P13"/>
      <text:h text:style-name="Heading_20_1" text:outline-level="1"><text:soft-page-break/>Embed in Spring</text:h>
      <text:p text:style-name="P30"/>
      <text:p text:style-name="P53">Uses DataSource</text:p>
      <text:p text:style-name="P54">Specified by props. spring.datasource.*</text:p>
      <text:p text:style-name="P53">or</text:p>
      <text:p text:style-name="P54">Marked with @Primary </text:p>
      <text:p text:style-name="P53">or</text:p>
      <text:p text:style-name="P54">Marked with @LiquibaseDataSource</text:p>
      <text:p text:style-name="P53"/>
      <text:p text:style-name="P26">Spring’s application.properties</text:p>
      <text:p text:style-name="P53"><text:span text:style-name="T28">See</text:span> LiquibaseProperties</text:p>
      <text:p text:style-name="P53"><text:span text:style-name="T29">spring.liquibase.enabled</text:span><text:span text:style-name="T30">=true</text:span></text:p>
      <text:p text:style-name="P2">spring.liquibase.change-log – <text:span text:style-name="T23">path to change-log</text:span><text:span text:style-name="T24">(classpath:db/changelog.sql)</text:span></text:p>
      <text:p text:style-name="P2">spring.datasource.url/username/password – <text:span text:style-name="T24">these will be used by default</text:span></text:p>
      <text:p text:style-name="P2">spring.liquibase.url/user/password – <text:span text:style-name="T24">there are optional, will be used instead spring.datasource.*</text:span></text:p>
      <text:p text:style-name="P2">spring.liquibase.parameters.&lt;<text:span text:style-name="T23">name</text:span>&gt; - <text:span text:style-name="T23">same as </text:span><text:span text:style-name="T20">parameter.&lt;name&gt;</text:span><text:span text:style-name="T23"> (</text:span><text:span text:style-name="T40">pass param. to change-log, </text:span><text:span text:style-name="T23">see above)</text:span></text:p>
      <text:p text:style-name="P2"/>
      <text:p text:style-name="P7">Maven dependency</text:p>
      <text:p text:style-name="P2">&lt;dependency&gt;</text:p>
      <text:p text:style-name="P2"><text:s text:c="2"/>&lt;groupId&gt;org.liquibase&lt;/groupId&gt;</text:p>
      <text:p text:style-name="P2"><text:s text:c="2"/>&lt;artifactId&gt;liquibase-core&lt;/artifactId&gt;</text:p>
      <text:p text:style-name="P2"><text:s text:c="2"/>&lt;version&gt;4.18.0&lt;/version&gt;</text:p>
      <text:p text:style-name="P2">&lt;/dependency&gt;</text:p>
      <text:p text:style-name="P2"/>
      <text:p text:style-name="P6">Maven plugin</text:p>
      <text:p text:style-name="P8">Useful goals</text:p>
      <text:p text:style-name="P50">mvn liquibase:changelogSync</text:p>
      <text:p text:style-name="P50">mvn liquibase:help -Ddetail=true – <text:span text:style-name="T25">to see what tags are possible in &lt;configuration&gt;</text:span></text:p>
      <text:p text:style-name="P8">In pom.xml</text:p>
      <text:p text:style-name="P49">&lt;plugin&gt;</text:p>
      <text:p text:style-name="P49"><text:s text:c="5"/>&lt;groupId&gt;org.liquibase&lt;/groupId&gt;</text:p>
      <text:p text:style-name="P49"><text:s text:c="5"/>&lt;artifactId&gt;liquibase-maven-plugin&lt;/artifactId&gt;</text:p>
      <text:p text:style-name="P49"><text:s text:c="5"/>&lt;version&gt;4.18.0&lt;/version&gt;</text:p>
      <text:p text:style-name="P49"><text:s text:c="5"/>&lt;configuration&gt;</text:p>
      <text:p text:style-name="P49"><text:tab/>&lt;changeLogFile&gt;changelog.xml&lt;/changeLogFile&gt;</text:p>
      <text:p text:style-name="P49"><text:tab/>&lt;url&gt;MyJDBCConnection&lt;/url&gt;</text:p>
      <text:p text:style-name="P49"><text:tab/>&lt;username&gt;dbuser&lt;/username&gt;</text:p>
      <text:p text:style-name="P49"><text:tab/>&lt;password&gt;dbpassword&lt;/password&gt;</text:p>
      <text:p text:style-name="P49"><text:tab/>&lt;propertyFile&gt;liquibase.properties&lt;/propertyFile&gt;</text:p>
      <text:p text:style-name="P49"><text:s text:c="5"/>&lt;/configuration&gt;</text:p>
      <text:p text:style-name="P9">Is it needed if H2 is already in dependencies??</text:p>
      <text:p text:style-name="P49"><text:s text:c="5"/>&lt;dependencies&gt;</text:p>
      <text:p text:style-name="P49"><text:s text:c="9"/>&lt;dependency&gt;</text:p>
      <text:p text:style-name="P49"><text:s text:c="13"/>&lt;groupId&gt;com.h2database&lt;/groupId&gt;</text:p>
      <text:p text:style-name="P49"><text:s text:c="13"/>&lt;artifactId&gt;<text:span text:style-name="T26">h2</text:span>&lt;/artifactId&gt;</text:p>
      <text:p text:style-name="P49"><text:s text:c="13"/>&lt;version&gt;2.1.214&lt;/version&gt;</text:p>
      <text:p text:style-name="P49"><text:s text:c="8"/>&lt;/dependency&gt;</text:p>
      <text:p text:style-name="P49"><text:soft-page-break/><text:s text:c="5"/>&lt;/dependencies&gt;</text:p>
      <text:p text:style-name="P49">&lt;/plugin&gt;</text:p>
      <text:p text:style-name="P2"/>
      <text:p text:style-name="P2"/>
      <text:p text:style-name="P1">If needed special JDBC driver</text:p>
      <text:p text:style-name="P1">- place it in liquebase/lib</text:p>
      <text:p text:style-name="P1">- add property <text:span text:style-name="T1">classpath</text:span> with path to driv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15:23:51.672000000</dc:date>
    <meta:editing-duration>P3DT5H39M49S</meta:editing-duration>
    <meta:editing-cycles>49</meta:editing-cycles>
    <meta:generator>LibreOffice/7.2.3.2$Windows_X86_64 LibreOffice_project/d166454616c1632304285822f9c83ce2e660fd92</meta:generator>
    <meta:document-statistic meta:table-count="0" meta:image-count="0" meta:object-count="0" meta:page-count="4" meta:paragraph-count="121" meta:word-count="459" meta:character-count="4977" meta:non-whitespace-character-count="4511"/>
  </office:meta>
</office:document-meta>
</file>